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start" style:justify-single-word="false"/>
      <style:text-properties officeooo:rsid="000801a4" officeooo:paragraph-rsid="000801a4"/>
    </style:style>
    <style:style style:name="P2" style:family="paragraph" style:parent-style-name="Standard">
      <style:paragraph-properties fo:text-align="center" style:justify-single-word="false"/>
      <style:text-properties fo:font-size="48pt" officeooo:paragraph-rsid="000801a4" style:font-size-asian="48pt" style:font-size-complex="48pt"/>
    </style:style>
    <style:style style:name="P3" style:family="paragraph" style:parent-style-name="Standard">
      <style:paragraph-properties fo:text-align="center" style:justify-single-word="false"/>
      <style:text-properties officeooo:paragraph-rsid="000801a4"/>
    </style:style>
    <style:style style:name="P4" style:family="paragraph" style:parent-style-name="Standard">
      <style:paragraph-properties fo:text-align="start" style:justify-single-word="false"/>
      <style:text-properties officeooo:paragraph-rsid="000f23ef"/>
    </style:style>
    <style:style style:name="P5" style:family="paragraph" style:parent-style-name="Standard">
      <style:paragraph-properties fo:text-align="start" style:justify-single-word="false"/>
      <style:text-properties officeooo:paragraph-rsid="00454c5a"/>
    </style:style>
    <style:style style:name="P6" style:family="paragraph" style:parent-style-name="Standard">
      <style:paragraph-properties fo:text-align="start" style:justify-single-word="false"/>
      <style:text-properties officeooo:paragraph-rsid="004cb29f"/>
    </style:style>
    <style:style style:name="P7" style:family="paragraph" style:parent-style-name="Standard">
      <style:paragraph-properties fo:text-align="start" style:justify-single-word="false"/>
      <style:text-properties officeooo:rsid="0009ecbe" officeooo:paragraph-rsid="0009ecbe"/>
    </style:style>
    <style:style style:name="P8" style:family="paragraph" style:parent-style-name="Standard">
      <style:paragraph-properties fo:text-align="start" style:justify-single-word="false"/>
      <style:text-properties officeooo:rsid="000a5eca" officeooo:paragraph-rsid="000a5eca"/>
    </style:style>
    <style:style style:name="P9" style:family="paragraph" style:parent-style-name="Standard">
      <style:paragraph-properties fo:text-align="start" style:justify-single-word="false"/>
      <style:text-properties officeooo:rsid="000a5eca" officeooo:paragraph-rsid="001dc242"/>
    </style:style>
    <style:style style:name="P10" style:family="paragraph" style:parent-style-name="Standard">
      <style:paragraph-properties fo:text-align="start" style:justify-single-word="false"/>
      <style:text-properties officeooo:rsid="000c4adc" officeooo:paragraph-rsid="000c4adc"/>
    </style:style>
    <style:style style:name="P11" style:family="paragraph" style:parent-style-name="Standard">
      <style:paragraph-properties fo:text-align="start" style:justify-single-word="false"/>
      <style:text-properties officeooo:rsid="000c4adc" officeooo:paragraph-rsid="000e4290"/>
    </style:style>
    <style:style style:name="P12" style:family="paragraph" style:parent-style-name="Standard">
      <style:paragraph-properties fo:text-align="start" style:justify-single-word="false"/>
      <style:text-properties officeooo:rsid="000c4adc" officeooo:paragraph-rsid="0030ff17"/>
    </style:style>
    <style:style style:name="P13" style:family="paragraph" style:parent-style-name="Standard">
      <style:paragraph-properties fo:text-align="start" style:justify-single-word="false"/>
      <style:text-properties officeooo:rsid="000c4adc" officeooo:paragraph-rsid="0036c858"/>
    </style:style>
    <style:style style:name="P14" style:family="paragraph" style:parent-style-name="Standard">
      <style:paragraph-properties fo:text-align="start" style:justify-single-word="false"/>
      <style:text-properties officeooo:rsid="000c4adc" officeooo:paragraph-rsid="003a93fa"/>
    </style:style>
    <style:style style:name="P15" style:family="paragraph" style:parent-style-name="Standard">
      <style:paragraph-properties fo:text-align="start" style:justify-single-word="false"/>
      <style:text-properties officeooo:rsid="000f23ef" officeooo:paragraph-rsid="000f23ef"/>
    </style:style>
    <style:style style:name="P16" style:family="paragraph" style:parent-style-name="Standard">
      <style:paragraph-properties fo:text-align="start" style:justify-single-word="false"/>
      <style:text-properties officeooo:rsid="00119c5d" officeooo:paragraph-rsid="00119c5d"/>
    </style:style>
    <style:style style:name="P17" style:family="paragraph" style:parent-style-name="Standard">
      <style:paragraph-properties fo:text-align="start" style:justify-single-word="false"/>
      <style:text-properties officeooo:rsid="0013262b" officeooo:paragraph-rsid="0013262b"/>
    </style:style>
    <style:style style:name="P18" style:family="paragraph" style:parent-style-name="Standard">
      <style:paragraph-properties fo:text-align="start" style:justify-single-word="false"/>
      <style:text-properties officeooo:rsid="0035023b" officeooo:paragraph-rsid="0035023b"/>
    </style:style>
    <style:style style:name="P19" style:family="paragraph" style:parent-style-name="Standard">
      <style:paragraph-properties fo:text-align="start" style:justify-single-word="false"/>
      <style:text-properties officeooo:rsid="0020d178" officeooo:paragraph-rsid="0020d178"/>
    </style:style>
    <style:style style:name="P20" style:family="paragraph" style:parent-style-name="Standard">
      <style:paragraph-properties fo:text-align="start" style:justify-single-word="false"/>
      <style:text-properties officeooo:rsid="00588ee0" officeooo:paragraph-rsid="00588ee0"/>
    </style:style>
    <style:style style:name="T1" style:family="text">
      <style:text-properties fo:font-weight="bold" officeooo:rsid="000801a4" style:font-weight-asian="bold" style:font-weight-complex="bold"/>
    </style:style>
    <style:style style:name="T2" style:family="text">
      <style:text-properties officeooo:rsid="0009ecbe"/>
    </style:style>
    <style:style style:name="T3" style:family="text">
      <style:text-properties officeooo:rsid="000a5eca"/>
    </style:style>
    <style:style style:name="T4" style:family="text">
      <style:text-properties officeooo:rsid="000c4adc"/>
    </style:style>
    <style:style style:name="T5" style:family="text">
      <style:text-properties officeooo:rsid="000e4290"/>
    </style:style>
    <style:style style:name="T6" style:family="text">
      <style:text-properties officeooo:rsid="000f23ef"/>
    </style:style>
    <style:style style:name="T7" style:family="text">
      <style:text-properties officeooo:rsid="00103879"/>
    </style:style>
    <style:style style:name="T8" style:family="text">
      <style:text-properties officeooo:rsid="00119c5d"/>
    </style:style>
    <style:style style:name="T9" style:family="text">
      <style:text-properties officeooo:rsid="0013262b"/>
    </style:style>
    <style:style style:name="T10" style:family="text">
      <style:text-properties officeooo:rsid="0016cf95"/>
    </style:style>
    <style:style style:name="T11" style:family="text">
      <style:text-properties officeooo:rsid="00176958"/>
    </style:style>
    <style:style style:name="T12" style:family="text">
      <style:text-properties officeooo:rsid="001dc242"/>
    </style:style>
    <style:style style:name="T13" style:family="text">
      <style:text-properties officeooo:rsid="001ea334"/>
    </style:style>
    <style:style style:name="T14" style:family="text">
      <style:text-properties officeooo:rsid="001eef36"/>
    </style:style>
    <style:style style:name="T15" style:family="text">
      <style:text-properties officeooo:rsid="00232c2f"/>
    </style:style>
    <style:style style:name="T16" style:family="text">
      <style:text-properties officeooo:rsid="0023b017"/>
    </style:style>
    <style:style style:name="T17" style:family="text">
      <style:text-properties officeooo:rsid="0023f052"/>
    </style:style>
    <style:style style:name="T18" style:family="text">
      <style:text-properties officeooo:rsid="00241810"/>
    </style:style>
    <style:style style:name="T19" style:family="text">
      <style:text-properties officeooo:rsid="002837c0"/>
    </style:style>
    <style:style style:name="T20" style:family="text">
      <style:text-properties officeooo:rsid="002a05f7"/>
    </style:style>
    <style:style style:name="T21" style:family="text">
      <style:text-properties officeooo:rsid="002cae70"/>
    </style:style>
    <style:style style:name="T22" style:family="text">
      <style:text-properties officeooo:rsid="002f5f5b"/>
    </style:style>
    <style:style style:name="T23" style:family="text">
      <style:text-properties officeooo:rsid="0030ff17"/>
    </style:style>
    <style:style style:name="T24" style:family="text">
      <style:text-properties officeooo:rsid="003156b6"/>
    </style:style>
    <style:style style:name="T25" style:family="text">
      <style:text-properties officeooo:rsid="00355b17"/>
    </style:style>
    <style:style style:name="T26" style:family="text">
      <style:text-properties officeooo:rsid="0035b770"/>
    </style:style>
    <style:style style:name="T27" style:family="text">
      <style:text-properties officeooo:rsid="0036c858"/>
    </style:style>
    <style:style style:name="T28" style:family="text">
      <style:text-properties officeooo:rsid="0020d178"/>
    </style:style>
    <style:style style:name="T29" style:family="text">
      <style:text-properties officeooo:rsid="0038a704"/>
    </style:style>
    <style:style style:name="T30" style:family="text">
      <style:text-properties officeooo:rsid="003920cd"/>
    </style:style>
    <style:style style:name="T31" style:family="text">
      <style:text-properties officeooo:rsid="00397bf5"/>
    </style:style>
    <style:style style:name="T32" style:family="text">
      <style:text-properties officeooo:rsid="0039c3d2"/>
    </style:style>
    <style:style style:name="T33" style:family="text">
      <style:text-properties officeooo:rsid="003a6f98"/>
    </style:style>
    <style:style style:name="T34" style:family="text">
      <style:text-properties officeooo:rsid="003a93fa"/>
    </style:style>
    <style:style style:name="T35" style:family="text">
      <style:text-properties officeooo:rsid="003c7aab"/>
    </style:style>
    <style:style style:name="T36" style:family="text">
      <style:text-properties officeooo:rsid="003e51d4"/>
    </style:style>
    <style:style style:name="T37" style:family="text">
      <style:text-properties officeooo:rsid="003f35ca"/>
    </style:style>
    <style:style style:name="T38" style:family="text">
      <style:text-properties officeooo:rsid="0040e03d"/>
    </style:style>
    <style:style style:name="T39" style:family="text">
      <style:text-properties officeooo:rsid="00414e21"/>
    </style:style>
    <style:style style:name="T40" style:family="text">
      <style:text-properties officeooo:rsid="00417e1e"/>
    </style:style>
    <style:style style:name="T41" style:family="text">
      <style:text-properties officeooo:rsid="0042a23a"/>
    </style:style>
    <style:style style:name="T42" style:family="text">
      <style:text-properties officeooo:rsid="00433b93"/>
    </style:style>
    <style:style style:name="T43" style:family="text">
      <style:text-properties officeooo:rsid="0043f88a"/>
    </style:style>
    <style:style style:name="T44" style:family="text">
      <style:text-properties officeooo:rsid="00454c5a"/>
    </style:style>
    <style:style style:name="T45" style:family="text">
      <style:text-properties officeooo:rsid="0046add3"/>
    </style:style>
    <style:style style:name="T46" style:family="text">
      <style:text-properties officeooo:rsid="0048365d"/>
    </style:style>
    <style:style style:name="T47" style:family="text">
      <style:text-properties officeooo:rsid="0048e87e"/>
    </style:style>
    <style:style style:name="T48" style:family="text">
      <style:text-properties officeooo:rsid="004b2609"/>
    </style:style>
    <style:style style:name="T49" style:family="text">
      <style:text-properties officeooo:rsid="004bafb1"/>
    </style:style>
    <style:style style:name="T50" style:family="text">
      <style:text-properties officeooo:rsid="004cb29f"/>
    </style:style>
    <style:style style:name="T51" style:family="text">
      <style:text-properties officeooo:rsid="004e7bc3"/>
    </style:style>
    <style:style style:name="T52" style:family="text">
      <style:text-properties officeooo:rsid="004eefc5"/>
    </style:style>
    <style:style style:name="T53" style:family="text">
      <style:text-properties officeooo:rsid="00513fa9"/>
    </style:style>
    <style:style style:name="T54" style:family="text">
      <style:text-properties officeooo:rsid="0052622b"/>
    </style:style>
    <style:style style:name="T55" style:family="text">
      <style:text-properties officeooo:rsid="0054a6c9"/>
    </style:style>
    <style:style style:name="T56" style:family="text">
      <style:text-properties officeooo:rsid="005690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Anime</text:span>™</text:p>
      <text:p text:style-name="P3"/>
      <text:p text:style-name="P1">Today I am going to talk about anime, more exactly, <text:span text:style-name="T4">the importance of anime in this world.</text:span></text:p>
      <text:p text:style-name="P1"/>
      <text:p text:style-name="P1">First, I am going to clarify what anime is. <text:span text:style-name="T9">[What is anime slide]</text:span></text:p>
      <text:p text:style-name="P1">In general, anime is an animation with fictional characters made from novel series or manga, made in japan. It can be hand drawn or computer generated by anime artists, which employ many distinct visual styles, but in the same time anime share a lot of characteristics like the cute anime girls having common hair styles, eye structure and size, <text:span text:style-name="T2">lack or short size of</text:span> nose, <text:span text:style-name="T2">accessories and many more aspects.</text:span></text:p>
      <text:p text:style-name="P1"/>
      <text:p text:style-name="P7">[img 1] In this image where a cute anime girl is presented can be observed the big eye size, simplified grouping of the hair, <text:span text:style-name="T3">as well the common shade of white. It can also be observed that this girl’s nose is </text:span><text:span text:style-name="T15">just </text:span><text:span text:style-name="T3">a simple black dot, </text:span><text:span text:style-name="T16">nothing more.</text:span></text:p>
      <text:p text:style-name="P7"/>
      <text:p text:style-name="P8">[img 2] In this other image can be observed the <text:span text:style-name="T17">same </text:span>caracterisics I just explained, where this <text:span text:style-name="T18">cute </text:span>anime girl has grouped hair style, a common shade of black <text:span text:style-name="T18">for the hair</text:span>, big eyes and a small nose.</text:p>
      <text:p text:style-name="P8"/>
      <text:p text:style-name="P8">If you noticed, I have never talked about non-cute anime girls since they most likely don’t exists, except for the physical aged feminine characters and other exceptions where the anime artists have activated their autism.</text:p>
      <text:p text:style-name="P8"/>
      <text:p text:style-name="P9">There are also anime characters that are not entirely human, which most likely represent an animal like [img 3] cat girls, [img 4] dragon girls, [img 5] fox girls and more. <text:span text:style-name="T12">A lot of people seem to confuse animal anime characters with furry characters which is wrong. </text:span><text:span text:style-name="T19">[img 6] </text:span><text:span text:style-name="T12">Furries are weird, ugly, scarry characters imitating almost entirely the skin of animals, having a lot of fur, and should be avoided at any cost. Furries are often homosexual </text:span><text:span text:style-name="T20">[img 7] </text:span><text:span text:style-name="T12">and some people are also disquising in furry costumes. These people should also be avoided and burned imediatelly</text:span>. <text:span text:style-name="T12">In short, </text:span><text:span text:style-name="T21">[img 5] </text:span><text:span text:style-name="T12">animal-like anime characters are not furries, </text:span><text:span text:style-name="T13">and furries are not part of anime either</text:span><text:span text:style-name="T12">!</text:span></text:p>
      <text:p text:style-name="P9"/>
      <text:p text:style-name="P9"><text:span text:style-name="T4">There are also variants of anime </text:span><text:span text:style-name="T14">people</text:span><text:span text:style-name="T4"> that are over the limit of human age, like anime characters that are 2000 years old. They don’t look like their age, and there are a lot of anime girls that are 2000 years old but look like a young child </text:span><text:span text:style-name="T14">just like this anime girl</text:span><text:span text:style-name="T4">. [img </text:span><text:span text:style-name="T22">8</text:span><text:span text:style-name="T4">] This </text:span><text:span text:style-name="T14">one </text:span><text:span text:style-name="T4">is a dragon as well.</text:span></text:p>
      <text:p text:style-name="P8"/>
      <text:p text:style-name="P12">Speaking of childs, the minor anime girls are tagged by the name of <text:span text:style-name="T11">[img </text:span><text:span text:style-name="T23">9</text:span><text:span text:style-name="T11">] </text:span>“Loli”.</text:p>
      <text:p text:style-name="P10"/>
      <text:p text:style-name="P10">There is also a lot of confusion between anime and other kinds of animated pictures and videos.</text:p>
      <text:p text:style-name="P10">Anime is a safe for work animation representiong the life and story of fictional characters. In some cases there are also adult content that may or not be censored, but not in a good amount of proportions.</text:p>
      <text:p text:style-name="P10"/>
      <text:p text:style-name="P10"><text:span text:style-name="T5">[</text:span><text:span text:style-name="T24">doc</text:span><text:span text:style-name="T5"> </text:span><text:span text:style-name="T24">10 - CENSORED</text:span><text:span text:style-name="T5">] </text:span>Hentai on the other hand is Not Safe For Work aka NSFW animation that represents the sensual adult-like animation of animated characters. This can also be <text:span text:style-name="T5">branched in other kind of hentai called Y</text:span>uri <text:span text:style-name="T5">and</text:span> Yaoi, which we are definetly not going to talk about.</text:p>
      <text:p text:style-name="P10"/>
      <text:p text:style-name="P18"><text:soft-page-break/><text:span text:style-name="T25">[img 1</text:span><text:span text:style-name="T43">1</text:span><text:span text:style-name="T25">] </text:span>Manga has anime characters, but unlike anime, manga is not an animation but drawed anime comics. Generaly, it is considered to be the first step into making anime, since it can give an idea on how the scenes and characters look like.</text:p>
      <text:p text:style-name="P10"/>
      <text:p text:style-name="P10"><text:span text:style-name="T9">[Importance of Anime slide] </text:span>Now <text:span text:style-name="T26">that I am done explaining what anime is, </text:span>I am going to talk about the importance of anime.</text:p>
      <text:p text:style-name="P11"/>
      <text:p text:style-name="P19">[Entertainment and Psyhological Health slide]</text:p>
      <text:p text:style-name="P13"><text:span text:style-name="T27">I am go</text:span><text:span text:style-name="T30">ing to</text:span><text:span text:style-name="T27"> start with </text:span><text:span text:style-name="T31">the</text:span><text:span text:style-name="T27"> </text:span><text:span text:style-name="T28">Entertainment and </text:span><text:span text:style-name="T31">Mental</text:span><text:span text:style-name="T28"> </text:span><text:span text:style-name="T31">Health</text:span><text:span text:style-name="T28">.</text:span></text:p>
      <text:p text:style-name="P13"><text:span text:style-name="T32">[img 1</text:span><text:span text:style-name="T43">2</text:span><text:span text:style-name="T32">]</text:span><text:span text:style-name="T6">A</text:span>nime can <text:span text:style-name="T5">bring joy in our lives. There are all sorts of anime content that can bring us in a world of fascination. Just like real life movies and animation</text:span><text:span text:style-name="T29">s</text:span><text:span text:style-name="T5">, anime has all sorts of genres, including comedy, drama, romantism, detective, and so much more. </text:span><text:span text:style-name="T33">[img 1</text:span><text:span text:style-name="T43">3</text:span><text:span text:style-name="T33">]A lot of </text:span><text:span text:style-name="T5">people suffer from stress, depression, anxiety, sadness and other depressing related emotions, </text:span><text:span text:style-name="T33">[img 1</text:span><text:span text:style-name="T43">4</text:span><text:span text:style-name="T33">] </text:span><text:span text:style-name="T39">but</text:span><text:span text:style-name="T5"> anime can be the solution for this issue.</text:span></text:p>
      <text:p text:style-name="P14"><text:span text:style-name="T5">For instance, </text:span><text:span text:style-name="T34">[img 1</text:span><text:span text:style-name="T43">5</text:span><text:span text:style-name="T34">] </text:span><text:span text:style-name="T5">just look at this anime girl, a lot of people would simply start to smile because of the beauty and the </text:span><text:span text:style-name="T6">dedication the artist put in this drawing. A trully great piece of art. </text:span><text:span text:style-name="T35">A side note would be that some people start to fe</text:span><text:span text:style-name="T36">l</text:span><text:span text:style-name="T35">l in love with this specific anime girl </text:span><text:span text:style-name="T37">in this specific image</text:span><text:span text:style-name="T35">, I don’t </text:span><text:span text:style-name="T40">really </text:span><text:span text:style-name="T35">know why, </text:span><text:span text:style-name="T40">but it’s</text:span><text:span text:style-name="T35"> probably just a</text:span><text:span text:style-name="T38">n </text:span><text:span text:style-name="T35">error.</text:span></text:p>
      <text:p text:style-name="P11"/>
      <text:p text:style-name="P15"><text:span text:style-name="T9">[</text:span>The <text:span text:style-name="T9">movie</text:span> industry<text:span text:style-name="T9">]</text:span></text:p>
      <text:p text:style-name="P15">To make a film, a lot of money, time, effort and people need to go into making just one movie. There are a lot of great novels, however if anime was not invented, the story <text:span text:style-name="T39">a lot of novels</text:span> could not be shown for all the people, which would make those novels more or less just a waste of paper, time and money, <text:span text:style-name="T40">[img 1</text:span><text:span text:style-name="T43">6</text:span><text:span text:style-name="T40">] </text:span>however anime proves to be the solution since it doesn’t require that much resources as making a movie.</text:p>
      <text:p text:style-name="P15"/>
      <text:p text:style-name="P15"><text:span text:style-name="T9">[</text:span><text:span text:style-name="T7">Peace and </text:span>Economy<text:span text:style-name="T9">]</text:span></text:p>
      <text:p text:style-name="P5"><text:span text:style-name="T6">In </text:span>2 September 1945 <text:span text:style-name="T43">[img 17] </text:span><text:span text:style-name="T6">the World War II ended, Japan focused only in the army, which was a big issue since there was no more wars and US did not want Japan to </text:span><text:span text:style-name="T10">participate</text:span><text:span text:style-name="T6"> </text:span><text:span text:style-name="T10">in any</text:span><text:span text:style-name="T6"> war once again. America invested </text:span><text:span text:style-name="T7">milions of dollars into Japan’s economy. </text:span><text:span text:style-name="T10">They</text:span><text:span text:style-name="T7"> promissed Japan protection and fulfilling any of their military needs. Instead of investing in military, all the money was put into industrialisation and tehnology. Japan started developing the new world’s best television, radio, VCR cassetes, Cars, game consoles and so much more. This economic miracle happened by investing is school where all women could go and study, infrastaructure and mass producing tehnology. This all lead to consumarism inst</text:span><text:span text:style-name="T44">ea</text:span><text:span text:style-name="T7">d of war. </text:span><text:span text:style-name="T44">[img 18] </text:span><text:span text:style-name="T7">Everyone started being more peaceful and forgot about the wars, and instead focused in producing and consuming. One big thing that was also mass produced was the anime. Anime series like </text:span><text:span text:style-name="T45">[img 19] </text:span><text:span text:style-name="T46">P</text:span><text:span text:style-name="T7">okemon lead to a new era, atracting kids to these anime and also making them hate war, preventing </text:span><text:span text:style-name="T8">new generations to learn about war tehniques. Anime started expanding all over the war making people realise that there is more stuff than just killing, giving them inspiration and hope.</text:span></text:p>
      <text:p text:style-name="P16">Also, anime made japan’s economy to rise a lot. <text:span text:style-name="T46">[img 20] </text:span>As you can see in this graph, before consumarism <text:span text:style-name="T41">and anime</text:span>, Japan’s economy <text:span text:style-name="T41">looked like this, </text:span><text:span text:style-name="T42">but</text:span> <text:span text:style-name="T46">now </text:span><text:span text:style-name="T42">because of anime and other consumarism factors, </text:span><text:span text:style-name="T46">[img 21]</text:span><text:span text:style-name="T42"> </text:span>it <text:span text:style-name="T41">looks</text:span> like this.</text:p>
      <text:p text:style-name="P16"/>
      <text:p text:style-name="P16"><text:span text:style-name="T9">[</text:span>Music <text:span text:style-name="T9">industry]</text:span></text:p>
      <text:p text:style-name="P6"><text:span text:style-name="T8">Vocaloids and Uta</text:span><text:span text:style-name="T54">u</text:span><text:span text:style-name="T8">loids are fictional computer musician </text:span><text:span text:style-name="T54">characters</text:span><text:span text:style-name="T8"> that can be programmed by music artists to make music. </text:span><text:span text:style-name="T47">[img 22] </text:span><text:span text:style-name="T8">Hatsune Miku </text:span><text:span text:style-name="T48">is the </text:span><text:span text:style-name="T8">most popular </text:span><text:span text:style-name="T48">Vocaloid</text:span><text:span text:style-name="T8"> </text:span><text:span text:style-name="T48">and it’s represented by </text:span>a 16 year old girl with long, turquoise <text:span text:style-name="T48">twintails</text:span><text:span text:style-name="T8">, </text:span><text:span text:style-name="T9">that in present it’s </text:span><text:span text:style-name="T8">16 year old. </text:span><text:span text:style-name="T9">She</text:span><text:span text:style-name="T8"> attracted a lot of people </text:span><text:span text:style-name="T9">and inspired the music industry, as well as the AI speaking tehnology such as Apple Siri, Amazon Alexa, Google Assistant </text:span><text:span text:style-name="T48">and </text:span><text:span text:style-name="T49">Microsoft </text:span><text:span text:style-name="T48">Cortana which was born by mistake</text:span><text:span text:style-name="T9">. </text:span><text:soft-page-break/><text:span text:style-name="T9">There were many real life concerts featuring Hatsune Miku as a hologram </text:span><text:span text:style-name="T51">s</text:span><text:span text:style-name="T50">uch as </text:span><text:span text:style-name="T51">[img 23] </text:span><text:span text:style-name="T50">Miku Expo 2018 in New York.</text:span></text:p>
      <text:p text:style-name="P4"/>
      <text:p text:style-name="P16"><text:span text:style-name="T9">[</text:span>Education<text:span text:style-name="T9">]</text:span></text:p>
      <text:p text:style-name="P16">By watching anime you can learn new things like <text:span text:style-name="T51">the [img 24] </text:span>Japan<text:span text:style-name="T51">ese</text:span> Culture, new japanese words, <text:span text:style-name="T51">[img 25] </text:span>Japanes foods, new life lessons, <text:span text:style-name="T51">[img 26] </text:span>learning about relationships, learning about <text:span text:style-name="T52">[img 27] </text:span>hard working patience, teamwork, how to have fun and so much more nice stuff that can be beneficial into our lives.</text:p>
      <text:p text:style-name="P17"/>
      <text:p text:style-name="P17">There are also many educational anime, where the characters explain about benef<text:span text:style-name="T56">icial</text:span> things we can learn. For my last representation I am going to <text:span text:style-name="T53">show</text:span> you this <text:span text:style-name="T53">very </text:span>educational video, where Hatsune Miku is going to present the importance of fruits and vegetables, both for our health and economy.</text:p>
      <text:p text:style-name="P17">[present youtube video – <text:span text:style-name="T55">run aniplay.sh</text:span>].</text:p>
      <text:p text:style-name="P17"/>
      <text:p text:style-name="P20">[Slide 10 – End]</text:p>
      <text:p text:style-name="P17">O jikan o itadaki arigatōgozaimasu</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7T17:59:30.567338245</meta:creation-date>
    <dc:date>2022-05-23T20:58:09.197064290</dc:date>
    <meta:editing-duration>PT4H17M37S</meta:editing-duration>
    <meta:editing-cycles>57</meta:editing-cycles>
    <meta:generator>LibreOffice/7.3.2.2$Linux_X86_64 LibreOffice_project/30$Build-2</meta:generator>
    <meta:document-statistic meta:table-count="0" meta:image-count="0" meta:object-count="0" meta:page-count="3" meta:paragraph-count="32" meta:word-count="1302" meta:character-count="7398" meta:non-whitespace-character-count="6126"/>
  </office:meta>
</office:document-meta>
</file>